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style-name="ce6" office:value-type="date" office:date-value="2018-07-03" calcext:value-type="date">
            <text:p>03.07.1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V 27 Minuten</text:p>
          </table:table-cell>
          <table:table-cell table:style-name="ce17" office:value-type="string" calcext:value-type="string">
            <text:p>E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Default"/>
          <table:table-cell table:style-name="ce17" office:value-type="string" calcext:value-type="string">
            <text:p>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 Stau 58 Minuten</text:p>
          </table:table-cell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E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7" office:value-type="string" calcext:value-type="string">
            <text:p>V 15 Minuten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3"/>
          <table:table-cell table:style-name="ce17"/>
          <table:table-cell table:style-name="ce17"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.00.0000</text:date>, <text:time style:data-style-name="N2" text:time-value="10:50:35.7739063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27T11:58:25.957647538</dc:date>
    <meta:editing-duration>PT18H22M53S</meta:editing-duration>
    <meta:editing-cycles>174</meta:editing-cycles>
    <meta:document-statistic meta:table-count="1" meta:cell-count="195" meta:object-count="0"/>
  </office:meta>
</office:document-meta>
</file>